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D80000029D73B3B1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  <style:text-properties fo:color="#ffffff" style:text-line-through-style="none" style:font-name="Arial Narrow" fo:font-size="13pt" fo:font-style="normal" style:text-underline-style="none" fo:font-weight="normal"/>
    </style:style>
    <style:style style:name="P2" style:family="paragraph">
      <style:paragraph-properties fo:text-align="center"/>
      <style:text-properties style:text-line-through-style="none" style:font-name="Arial" fo:font-size="12pt" fo:font-style="normal" style:text-underline-style="none" fo:font-weight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006680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d5fff6" fo:border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d5fff6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equacao" form:apply-filter="true" form:enctype="application/text" form:command-type="table" form:control-implementation="ooo:com.sun.star.form.component.Form" office:target-frame="" xlink:href="" xlink:type="simple">
          <form:textarea form:name="Caixa de texto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esposta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aixa de texto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esposta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aixa de texto 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esposta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aixa de texto 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esposta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posta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aixa de texto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esposta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aixa de texto 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Caixa de texto 1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esposta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aixa de texto 1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esposta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aixa de texto 1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esposta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4" draw:style-name="gr2" draw:text-style-name="P2" svg:width="4.642cm" svg:height="0.486cm" svg:x="0cm" svg:y="0cm" draw:control="control2"/><draw:control text:anchor-type="paragraph" draw:z-index="1" draw:style-name="gr1" draw:text-style-name="P1" svg:width="4.952cm" svg:height="4.575cm" svg:x="0.593cm" svg:y="2.72cm" draw:control="control1"/><draw:control text:anchor-type="paragraph" draw:z-index="5" draw:style-name="gr1" draw:text-style-name="P1" svg:width="4.952cm" svg:height="4.575cm" svg:x="6.509cm" svg:y="2.672cm" draw:control="control3"/><draw:control text:anchor-type="paragraph" draw:z-index="6" draw:style-name="gr3" draw:text-style-name="P2" svg:width="4.642cm" svg:height="0.486cm" svg:x="6.629cm" svg:y="8.027cm" draw:control="control4"/><draw:control text:anchor-type="paragraph" draw:z-index="7" draw:style-name="gr1" draw:text-style-name="P1" svg:width="4.952cm" svg:height="4.575cm" svg:x="12.652cm" svg:y="2.835cm" draw:control="control5"/><draw:control text:anchor-type="paragraph" draw:z-index="8" draw:style-name="gr3" draw:text-style-name="P2" svg:width="4.642cm" svg:height="0.486cm" svg:x="12.633cm" svg:y="8.005cm" draw:control="control6"/><draw:control text:anchor-type="paragraph" draw:z-index="11" draw:style-name="gr3" draw:text-style-name="P2" svg:width="4.642cm" svg:height="0.486cm" svg:x="0.598cm" svg:y="16.656cm" draw:control="control9"/><draw:control text:anchor-type="paragraph" draw:z-index="12" draw:style-name="gr1" draw:text-style-name="P1" svg:width="4.952cm" svg:height="4.575cm" svg:x="6.581cm" svg:y="11.483cm" draw:control="control7"/><draw:control text:anchor-type="paragraph" draw:z-index="13" draw:style-name="gr3" draw:text-style-name="P2" svg:width="4.642cm" svg:height="0.486cm" svg:x="6.563cm" svg:y="16.646cm" draw:control="control8"/><draw:control text:anchor-type="paragraph" draw:z-index="15" draw:style-name="gr1" draw:text-style-name="P1" svg:width="4.952cm" svg:height="4.575cm" svg:x="12.517cm" svg:y="11.391cm" draw:control="control10"/><draw:control text:anchor-type="paragraph" draw:z-index="16" draw:style-name="gr3" draw:text-style-name="P2" svg:width="4.642cm" svg:height="0.486cm" svg:x="12.73cm" svg:y="16.646cm" draw:control="control11"/><draw:control text:anchor-type="paragraph" draw:z-index="18" draw:style-name="gr1" draw:text-style-name="P1" svg:width="4.952cm" svg:height="4.575cm" svg:x="0.46cm" svg:y="11.506cm" draw:control="control12"/><draw:control text:anchor-type="paragraph" draw:z-index="19" draw:style-name="gr1" draw:text-style-name="P1" svg:width="4.952cm" svg:height="4.575cm" svg:x="0.619cm" svg:y="20.066cm" draw:control="control13"/><draw:control text:anchor-type="paragraph" draw:z-index="20" draw:style-name="gr3" draw:text-style-name="P2" svg:width="4.642cm" svg:height="0.486cm" svg:x="0.713cm" svg:y="25.352cm" draw:control="control14"/><draw:control text:anchor-type="paragraph" draw:z-index="22" draw:style-name="gr1" draw:text-style-name="P1" svg:width="4.952cm" svg:height="4.575cm" svg:x="6.6cm" svg:y="20.112cm" draw:control="control15"/><draw:control text:anchor-type="paragraph" draw:z-index="23" draw:style-name="gr3" draw:text-style-name="P2" svg:width="4.642cm" svg:height="0.486cm" svg:x="6.81cm" svg:y="25.329cm" draw:control="control16"/><draw:control text:anchor-type="paragraph" draw:z-index="24" draw:style-name="gr1" draw:text-style-name="P1" svg:width="4.952cm" svg:height="4.575cm" svg:x="12.492cm" svg:y="20.158cm" draw:control="control17"/><draw:control text:anchor-type="paragraph" draw:z-index="25" draw:style-name="gr3" draw:text-style-name="P2" svg:width="4.642cm" svg:height="0.486cm" svg:x="12.702cm" svg:y="25.329cm" draw:control="control18"/><draw:frame draw:style-name="fr1" draw:name="figuras4" text:anchor-type="as-char" svg:width="6.001cm" svg:height="8.7cm" draw:z-index="3"><draw:image xlink:href="Pictures/10000201000001D80000029D73B3B13E.png" xlink:type="simple" xlink:show="embed" xlink:actuate="onLoad"/></draw:frame><draw:frame draw:style-name="fr1" draw:name="figuras3" text:anchor-type="as-char" svg:width="6.001cm" svg:height="8.7cm" draw:z-index="0"><draw:image xlink:href="Pictures/10000201000001D80000029D73B3B13E.png" xlink:type="simple" xlink:show="embed" xlink:actuate="onLoad"/></draw:frame><draw:frame draw:style-name="fr1" draw:name="figuras7" text:anchor-type="as-char" svg:width="6.001cm" svg:height="8.7cm" draw:z-index="2"><draw:image xlink:href="Pictures/10000201000001D80000029D73B3B13E.png" xlink:type="simple" xlink:show="embed" xlink:actuate="onLoad"/></draw:frame><draw:frame draw:style-name="fr1" draw:name="figuras1" text:anchor-type="as-char" svg:width="6.001cm" svg:height="8.7cm" draw:z-index="9"><draw:image xlink:href="Pictures/10000201000001D80000029D73B3B13E.png" xlink:type="simple" xlink:show="embed" xlink:actuate="onLoad"/></draw:frame><draw:frame draw:style-name="fr1" draw:name="figuras9" text:anchor-type="as-char" svg:width="6.001cm" svg:height="8.7cm" draw:z-index="10"><draw:image xlink:href="Pictures/10000201000001D80000029D73B3B13E.png" xlink:type="simple" xlink:show="embed" xlink:actuate="onLoad"/></draw:frame><draw:frame draw:style-name="fr1" draw:name="figuras5" text:anchor-type="as-char" svg:width="6.001cm" svg:height="8.7cm" draw:z-index="14"><draw:image xlink:href="Pictures/10000201000001D80000029D73B3B13E.png" xlink:type="simple" xlink:show="embed" xlink:actuate="onLoad"/></draw:frame><draw:frame draw:style-name="fr1" draw:name="figuras8" text:anchor-type="as-char" svg:width="6.001cm" svg:height="8.7cm" draw:z-index="17"><draw:image xlink:href="Pictures/10000201000001D80000029D73B3B13E.png" xlink:type="simple" xlink:show="embed" xlink:actuate="onLoad"/></draw:frame><draw:frame draw:style-name="fr1" draw:name="figuras6" text:anchor-type="as-char" svg:width="6.001cm" svg:height="8.7cm" draw:z-index="21"><draw:image xlink:href="Pictures/10000201000001D80000029D73B3B13E.png" xlink:type="simple" xlink:show="embed" xlink:actuate="onLoad"/></draw:frame><text:soft-page-break/><draw:frame draw:style-name="fr1" draw:name="figuras2" text:anchor-type="as-char" svg:width="6.001cm" svg:height="8.7cm" draw:z-index="26"><draw:image xlink:href="Pictures/10000201000001D80000029D73B3B13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e Silva</meta:initial-creator>
    <meta:creation-date>2017-05-13T09:52:56.22</meta:creation-date>
    <dc:date>2017-05-13T12:00:07.24</dc:date>
    <dc:creator>Wine Silva</dc:creator>
    <meta:editing-duration>PT56M12S</meta:editing-duration>
    <meta:editing-cycles>15</meta:editing-cycles>
    <meta:generator>OpenOffice/4.1.3$Win32 OpenOffice.org_project/413m1$Build-9783</meta:generator>
    <meta:document-statistic meta:table-count="0" meta:image-count="9" meta:object-count="0" meta:page-count="2" meta:paragraph-count="1" meta:word-count="0" meta:character-count="9"/>
  </office:meta>
</office:document-meta>
</file>